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8.2986in" table:align="left"/>
    </style:style>
    <style:style style:name="Table2.A" style:family="table-column">
      <style:table-column-properties style:column-width="1.7292in"/>
    </style:style>
    <style:style style:name="Table2.B" style:family="table-column">
      <style:table-column-properties style:column-width="2.1875in"/>
    </style:style>
    <style:style style:name="Table2.C" style:family="table-column">
      <style:table-column-properties style:column-width="4.3819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8.3in" table:align="margins"/>
    </style:style>
    <style:style style:name="Table3.A" style:family="table-column">
      <style:table-column-properties style:column-width="1.6597in" style:rel-column-width="1310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text-line-through-style="none" style:text-line-through-type="none" officeooo:paragraph-rsid="003d00bd"/>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29b5a0" officeooo:paragraph-rsid="0019eb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36fe8a" officeooo:paragraph-rsid="0036fe8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5" style:family="paragraph" style:parent-style-name="Table_20_Contents">
      <style:paragraph-properties fo:text-align="start" style:justify-single-word="false"/>
      <style:text-properties style:text-line-through-style="none" style:text-line-through-type="none" style:font-name="DejaVu Sans Condensed" fo:font-weight="bold" officeooo:paragraph-rsid="003d00bd" style:font-weight-asian="bold" style:font-weight-complex="bold"/>
    </style:style>
    <style:style style:name="P6" style:family="paragraph" style:parent-style-name="Table_20_Contents">
      <style:paragraph-properties fo:text-align="start" style:justify-single-word="false"/>
      <style:text-properties style:text-line-through-style="none" style:text-line-through-type="none" style:font-name="DejaVu Sans Condensed" fo:font-weight="bold" officeooo:rsid="0035db3e" officeooo:paragraph-rsid="003d00bd" style:font-weight-asian="bold" style:font-weight-complex="bold"/>
    </style:style>
    <style:style style:name="P7" style:family="paragraph" style:parent-style-name="Table_20_Contents">
      <style:paragraph-properties fo:text-align="start" style:justify-single-word="false"/>
      <style:text-properties style:font-name="DejaVu Sans Condensed" fo:font-size="12pt" officeooo:rsid="003eddd8" officeooo:paragraph-rsid="003eddd8" style:font-size-asian="12pt" style:font-size-complex="12pt"/>
    </style:style>
    <style:style style:name="P8"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1"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6" style:family="paragraph" style:parent-style-name="Standard" style:list-style-name="L8">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7" style:family="paragraph" style:parent-style-name="Standard" style:list-style-name="L9">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8"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19" style:family="paragraph" style:parent-style-name="Standard" style:list-style-name="L11">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20" style:family="paragraph" style:parent-style-name="Standard" style:list-style-name="L12">
      <style:paragraph-properties fo:text-align="start" style:justify-single-word="false"/>
      <style:text-properties style:text-line-through-style="none" style:text-line-through-type="none" style:font-name="DejaVu Sans Condensed" fo:font-size="12pt" fo:font-weight="normal" officeooo:rsid="003eddd8" officeooo:paragraph-rsid="003eddd8"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405fd6" officeooo:paragraph-rsid="00405fd6"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officeooo:rsid="003eddd8" officeooo:paragraph-rsid="003eddd8"/>
    </style:style>
    <style:style style:name="P23" style:family="paragraph" style:parent-style-name="Standard" style:list-style-name="L3">
      <style:paragraph-properties fo:text-align="start" style:justify-single-word="false"/>
      <style:text-properties officeooo:rsid="003eddd8" officeooo:paragraph-rsid="003eddd8"/>
    </style:style>
    <style:style style:name="P24" style:family="paragraph" style:parent-style-name="Standard" style:list-style-name="L4">
      <style:paragraph-properties fo:text-align="start" style:justify-single-word="false"/>
      <style:text-properties officeooo:rsid="003eddd8" officeooo:paragraph-rsid="003eddd8"/>
    </style:style>
    <style:style style:name="P25" style:family="paragraph" style:parent-style-name="Standard" style:list-style-name="L5">
      <style:paragraph-properties fo:text-align="start" style:justify-single-word="false"/>
      <style:text-properties officeooo:rsid="003eddd8" officeooo:paragraph-rsid="003eddd8"/>
    </style:style>
    <style:style style:name="P26" style:family="paragraph" style:parent-style-name="Standard" style:list-style-name="L6">
      <style:paragraph-properties fo:text-align="start" style:justify-single-word="false"/>
      <style:text-properties officeooo:rsid="003eddd8" officeooo:paragraph-rsid="003eddd8"/>
    </style:style>
    <style:style style:name="T1" style:family="text">
      <style:text-properties style:text-line-through-style="none" style:text-line-through-type="none" style:font-name="DejaVu Sans Condensed" fo:font-size="12pt" fo:font-weight="normal" style:font-size-asian="12pt" style:font-weight-asian="normal" style:font-size-complex="12pt" style:font-weight-complex="normal"/>
    </style:style>
    <style:style style:name="T2" style:family="text">
      <style:text-properties style:text-line-through-style="none" style:text-line-through-type="none" style:font-name="DejaVu Sans Condensed" fo:font-size="12pt" fo:font-weight="normal" officeooo:rsid="0040ef8b" style:font-size-asian="12pt" style:font-weight-asian="normal" style:font-size-complex="12pt" style:font-weight-complex="normal"/>
    </style:style>
    <style:style style:name="T3" style:family="text">
      <style:text-properties officeooo:rsid="0035db3e"/>
    </style:style>
    <style:style style:name="T4" style:family="text">
      <style:text-properties style:font-name="DejaVu Sans Condensed" fo:font-size="12pt" fo:font-weight="bold" officeooo:rsid="003b2133" style:font-size-asian="12pt" style:font-weight-asian="bold" style:font-size-complex="12pt" style:font-weight-complex="bold"/>
    </style:style>
    <style:style style:name="T5" style:family="text">
      <style:text-properties style:font-name="DejaVu Sans Condensed" fo:font-size="12pt" fo:font-weight="bold" officeooo:rsid="003cd6b7" style:font-size-asian="12pt" style:font-weight-asian="bold" style:font-size-complex="12pt" style:font-weight-complex="bold"/>
    </style:style>
    <style:style style:name="T6" style:family="text">
      <style:text-properties style:font-name="DejaVu Sans Condensed" fo:font-size="12pt" fo:font-weight="bold" officeooo:rsid="001f4767" style:font-size-asian="12pt" style:font-weight-asian="bold" style:font-size-complex="12pt" style:font-weight-complex="bold"/>
    </style:style>
    <style:style style:name="T7" style:family="text">
      <style:text-properties style:font-name="DejaVu Sans Condensed" fo:font-size="12pt" fo:font-weight="bold" officeooo:rsid="001bf317" style:font-size-asian="12pt" style:font-weight-asian="bold" style:font-size-complex="12pt" style:font-weight-complex="bold"/>
    </style:style>
    <style:style style:name="T8" style:family="text">
      <style:text-properties style:font-name="DejaVu Sans Condensed" fo:font-size="12pt" fo:font-weight="bold" officeooo:rsid="001e415e" style:font-size-asian="12pt" style:font-weight-asian="bold" style:font-size-complex="12pt" style:font-weight-complex="bold"/>
    </style:style>
    <style:style style:name="T9" style:family="text">
      <style:text-properties style:font-name="DejaVu Sans Condensed" fo:font-size="12pt" fo:font-weight="bold" officeooo:rsid="002d3ec7" style:font-size-asian="12pt" style:font-weight-asian="bold" style:font-size-complex="12pt" style:font-weight-complex="bold"/>
    </style:style>
    <style:style style:name="T10" style:family="text">
      <style:text-properties officeooo:rsid="003edd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5">1<text:span text:style-name="T3">xx</text:span> - Controls</text:p>
          </table:table-cell>
          <table:table-cell table:style-name="Table1.B1" office:value-type="string">
            <text:p text:style-name="P6">2xx - Ground</text:p>
          </table:table-cell>
          <table:table-cell table:style-name="Table1.B1" office:value-type="string">
            <text:p text:style-name="P6">3xx - Flight</text:p>
          </table:table-cell>
          <table:table-cell table:style-name="Table1.D1" office:value-type="string">
            <text:p text:style-name="P6">4xx - A2A</text:p>
          </table:table-cell>
          <table:table-cell table:style-name="Table1.B1" office:value-type="string">
            <text:p text:style-name="P6">5xx - A2G</text:p>
          </table:table-cell>
          <table:table-cell table:style-name="Table1.F1" office:value-type="string">
            <text:p text:style-name="P6">6xx - Misc</text:p>
          </table:table-cell>
        </table:table-row>
      </table:table>
      <text:p text:style-name="P1"><text:span text:style-name="T4">4</text:span><text:span text:style-name="T5">0</text:span><text:span text:style-name="T4">1</text:span><text:span text:style-name="T6"> - </text:span><text:span text:style-name="T7">A/</text:span><text:span text:style-name="T8">A</text:span><text:span text:style-name="T7"> -</text:span><text:span text:style-name="T9"> Radar Modes</text:span></text:p>
      <text:p text:style-name="P2"/>
      <text:p text:style-name="P3"><text:span text:style-name="T10">WSO</text:span> seat:</text:p>
      <text:p text:style-name="P2"><text:span text:style-name="T10">AHC</text:span> = <text:span text:style-name="T10">Antenna Hand Control</text:span>. <text:s/><text:span text:style-name="T10">Joystick on right console used to control radar antenna.</text:span></text:p>
      <text:p text:style-name="P2"/>
      <text:p text:style-name="P4">ASPECT knob</text:p>
      <text:p text:style-name="P4">With locked target, ASPECT knob shows different information in the top-right readout in radar screen:</text:p>
      <table:table table:name="Table2" table:style-name="Table2">
        <table:table-column table:style-name="Table2.A"/>
        <table:table-column table:style-name="Table2.B"/>
        <table:table-column table:style-name="Table2.C"/>
        <table:table-row>
          <table:table-cell table:style-name="Table2.A1" office:value-type="string">
            <text:p text:style-name="P7">ASPECT knob setting</text:p>
          </table:table-cell>
          <table:table-cell table:style-name="Table2.A1" office:value-type="string">
            <text:p text:style-name="P7">Shows</text:p>
          </table:table-cell>
          <table:table-cell table:style-name="Table2.C1" office:value-type="string">
            <text:p text:style-name="P7">Units</text:p>
          </table:table-cell>
        </table:table-row>
        <table:table-row>
          <table:table-cell table:style-name="Table2.A2" office:value-type="string">
            <text:p text:style-name="P7">WIDE</text:p>
          </table:table-cell>
          <table:table-cell table:style-name="Table2.A2" office:value-type="string">
            <text:p text:style-name="P7">Target Vc (closure velocity)</text:p>
          </table:table-cell>
          <table:table-cell table:style-name="Table2.C2" office:value-type="string">
            <text:p text:style-name="P7">Kts, positive is closing, negative is opening</text:p>
          </table:table-cell>
        </table:table-row>
        <table:table-row>
          <table:table-cell table:style-name="Table2.A2" office:value-type="string">
            <text:p text:style-name="P7">NOSE</text:p>
          </table:table-cell>
          <table:table-cell table:style-name="Table2.A2" office:value-type="string">
            <text:p text:style-name="P7">Target Altitude</text:p>
          </table:table-cell>
          <table:table-cell table:style-name="Table2.C2" office:value-type="string">
            <text:p text:style-name="P7">Hundreds of ft, so "200" is 20,000 ft</text:p>
          </table:table-cell>
        </table:table-row>
        <table:table-row>
          <table:table-cell table:style-name="Table2.A2" office:value-type="string">
            <text:p text:style-name="P7">FWD</text:p>
          </table:table-cell>
          <table:table-cell table:style-name="Table2.A2" office:value-type="string">
            <text:p text:style-name="P7">Target Aspect</text:p>
          </table:table-cell>
          <table:table-cell table:style-name="Table2.C2" office:value-type="string">
            <text:p text:style-name="P7">0 is flying directly away, 180 is flying directly towards, negative is left, positive is right</text:p>
          </table:table-cell>
        </table:table-row>
        <table:table-row>
          <table:table-cell table:style-name="Table2.A2" office:value-type="string">
            <text:p text:style-name="P7">AFT</text:p>
          </table:table-cell>
          <table:table-cell table:style-name="Table2.A2" office:value-type="string">
            <text:p text:style-name="P7">Target Vc (closure velocity)</text:p>
          </table:table-cell>
          <table:table-cell table:style-name="Table2.C2" office:value-type="string">
            <text:p text:style-name="P7">Kts, positive is closing, negative is opening</text:p>
          </table:table-cell>
        </table:table-row>
        <table:table-row>
          <table:table-cell table:style-name="Table2.A2" office:value-type="string">
            <text:p text:style-name="P7">TAIL</text:p>
          </table:table-cell>
          <table:table-cell table:style-name="Table2.A2" office:value-type="string">
            <text:p text:style-name="P7">Target Heading</text:p>
          </table:table-cell>
          <table:table-cell table:style-name="Table2.C2" office:value-type="string">
            <text:p text:style-name="P7">Degrees from 000 to 360, last number will always be 0</text:p>
          </table:table-cell>
        </table:table-row>
      </table:table>
      <text:p text:style-name="P4"/>
      <text:p text:style-name="P4">Sensitivity Time Control</text:p>
      <text:p text:style-name="P4">Radar returns get dimmer at longer distances. <text:s/>When radar MODE knob is in MAP and DISPLAY knob is in PPI WIDE or PPI NAR, distant returns will automatically get amplified proportionally to provide an even brightness at all ranges.</text:p>
      <text:p text:style-name="P4"/>
      <text:p text:style-name="P4"/>
      <text:p text:style-name="P4"/>
      <text:p text:style-name="P4"/>
      <text:p text:style-name="P4"/>
      <text:p text:style-name="P4">radar controls</text:p>
      <text:p text:style-name="P4"/>
      <text:p text:style-name="P4">POWER knob</text:p>
      <text:list xml:id="list120771356" text:style-name="L1">
        <text:list-item>
          <text:p text:style-name="P8">5 position: OFF, TEST, STBY, OPR, EMER</text:p>
        </text:list-item>
        <text:list-item>
          <text:p text:style-name="P21">Normal position: OPR</text:p>
        </text:list-item>
        <text:list-item>
          <text:p text:style-name="P8">Warmup takes 3 minutes, starts when you go from OFF to TEST or STBY.</text:p>
        </text:list-item>
        <text:list-item>
          <text:p text:style-name="P22"><text:span text:style-name="T1">Should only need STBY and OPR settings.</text:span></text:p>
        </text:list-item>
      </text:list>
      <text:p text:style-name="P4">POLAR switch</text:p>
      <text:list text:style-name="L2">
        <text:list-item>
          <text:p text:style-name="P9">3 position: LIN, CIR1, CIR2</text:p>
        </text:list-item>
        <text:list-item>
          <text:p text:style-name="P9">Normal position: LIN (linear vertical polarization).</text:p>
        </text:list-item>
        <text:list-item>
          <text:p text:style-name="P9">CIR 1 and CIR 2 can be used to reduce rain/cloud clutter, but will increase ground clutter. <text:s/>Sparrows can only be guided with LIN and CIR 1, not CIR 2.</text:p>
        </text:list-item>
      </text:list>
      <text:p text:style-name="P4">RANGE knob</text:p>
      <text:list text:style-name="L3">
        <text:list-item>
          <text:p text:style-name="P10">6 position: 5, 10, 25, 50, 100, 200</text:p>
        </text:list-item>
        <text:list-item>
          <text:p text:style-name="P23"><text:span text:style-name="T1">Normal position: 5 to 50</text:span><text:span text:style-name="T2"> ("AI" ranges)</text:span></text:p>
        </text:list-item>
        <text:list-item>
          <text:p text:style-name="P10">Automatic Tracking (target lock) only available up to 50 nmi.</text:p>
        </text:list-item>
        <text:list-item>
          <text:p text:style-name="P10">100 and 200 nmi ranges can be used for Spotlight technique to manually monitor a target.</text:p>
        </text:list-item>
      </text:list>
      <text:p text:style-name="P4">MANEUVER switch</text:p>
      <text:list text:style-name="L4">
        <text:list-item>
          <text:p text:style-name="P11">2 position: HI G, LOW G</text:p>
        </text:list-item>
        <text:list-item>
          <text:p text:style-name="P24"><text:span text:style-name="T1">Normal position: LOW G</text:span><text:span text:style-name="T2">??</text:span></text:p>
        </text:list-item>
        <text:list-item>
          <text:p text:style-name="P11">LOW G reduces automatic tracking acceleration to reduce sensitivity to countermeasures and clutter.</text:p>
        </text:list-item>
        <text:list-item>
          <text:p text:style-name="P11">HI G allows unlimited tracking acceleration.</text:p>
        </text:list-item>
      </text:list>
      <text:p text:style-name="P4">SCAN switch</text:p>
      <text:list text:style-name="L5">
        <text:list-item>
          <text:p text:style-name="P13">2 position: 1 BAR, 2 BAR</text:p>
        </text:list-item>
        <text:list-item>
          <text:p text:style-name="P25"><text:span text:style-name="T1">Normal position: 1 BAR</text:span></text:p>
        </text:list-item>
        <text:list-item>
          <text:p text:style-name="P13">1 BAR covers 6.7 deg with nutation, 3.7 degrees without nutation.</text:p>
        </text:list-item>
        <text:list-item>
          <text:p text:style-name="P13">2 BAR covers 10.45 degrees, scan alternates between 1.875 deg above/below radar plane.</text:p>
        </text:list-item>
        <text:list-item>
          <text:p text:style-name="P13">Only used when radar MODE knob is set to RDR??</text:p>
        </text:list-item>
      </text:list>
      <text:p text:style-name="P4">ASPECT knob</text:p>
      <text:list text:style-name="L6">
        <text:list-item>
          <text:p text:style-name="P14">5 position: WIDE, NOSE, FWD, AFT, TAIL</text:p>
        </text:list-item>
        <text:list-item>
          <text:p text:style-name="P26"><text:span text:style-name="T1">Normal position: WIDE, but frequently changed??</text:span></text:p>
        </text:list-item>
        <text:list-item>
          <text:p text:style-name="P14">When shooting Sparrows with no lock, provides a speed gate for the Sparrow to guide.</text:p>
        </text:list-item>
        <text:list-item>
          <text:p text:style-name="P14">When radar is locked on a target, changes the top-right readout on the radar screen to various target data (closure, altitude, aspect, closure, heading, respectively)</text:p>
        </text:list-item>
      </text:list>
      <text:p text:style-name="P4">RCVR GAIN knob</text:p>
      <text:list text:style-name="L7">
        <text:list-item>
          <text:p text:style-name="P15">2 analog knobs: COARSE (outer/bottom/larger knob), FINE (inner/top/smaller knob)</text:p>
        </text:list-item>
        <text:list-item>
          <text:p text:style-name="P15">Controls radar gain. <text:s/>Normally should be adjusted up until small amount of noise is showing.</text:p>
        </text:list-item>
        <text:list-item>
          <text:p text:style-name="P15">When locked on a target, gain becomes automatic, and knob settings are ignored while locked.</text:p>
        </text:list-item>
      </text:list>
      <text:p text:style-name="P4">TRACK switch</text:p>
      <text:list text:style-name="L8">
        <text:list-item>
          <text:p text:style-name="P16">3 position: MAN, AUTO, AOJ OUT</text:p>
        </text:list-item>
        <text:list-item>
          <text:p text:style-name="P16">Normal position: AUTO</text:p>
        </text:list-item>
        <text:list-item>
          <text:p text:style-name="P16">AOJ OUT disables automatic Home On Jam if jamming is detected erroneously.</text:p>
        </text:list-item>
        <text:list-item>
          <text:p text:style-name="P16"><text:soft-page-break/>MAN uses the velocity setting from the MAN Vc knob to set the tracking gate closure velocity.</text:p>
        </text:list-item>
      </text:list>
      <text:p text:style-name="P4">DISPLAY knob</text:p>
      <text:list text:style-name="L9">
        <text:list-item>
          <text:p text:style-name="P17">5 position: VI, B NAR, B WIDE, PPI WIDE, PPI NAR</text:p>
        </text:list-item>
        <text:list-item>
          <text:p text:style-name="P17">In B-scope modes, vertical lines are constant azimuth, so bottom of scope looks "spread out".</text:p>
        </text:list-item>
        <text:list-item>
          <text:p text:style-name="P17">In PPI modes, real position of targets in relation to aircraft are displayed.</text:p>
        </text:list-item>
        <text:list-item>
          <text:p text:style-name="P17">NAR is 45 degrees, WIDE is 120 deg.</text:p>
        </text:list-item>
        <text:list-item>
          <text:p text:style-name="P17">Only B-scope modes can be used for A2A. <text:s/>PPI modes are for A2G.</text:p>
        </text:list-item>
      </text:list>
      <text:p text:style-name="P4">MAN Vc knob</text:p>
      <text:list text:style-name="L10">
        <text:list-item>
          <text:p text:style-name="P18">12 position: clockwise 0-9, counterclockwise 1 and 2</text:p>
        </text:list-item>
        <text:list-item>
          <text:p text:style-name="P18">Only active when TRACK switch is set to MAN.</text:p>
        </text:list-item>
        <text:list-item>
          <text:p text:style-name="P18">Clockwise 0-9 set closure velocity 0 to 900 kts.</text:p>
        </text:list-item>
        <text:list-item>
          <text:p text:style-name="P18">Counterclockwise 1 and 2 set opening velocity to 100 and 200 kts.</text:p>
        </text:list-item>
      </text:list>
      <text:p text:style-name="P4">PULSE switch</text:p>
      <text:list text:style-name="L11">
        <text:list-item>
          <text:p text:style-name="P19">3 position: SHORT, AUTO, LONG</text:p>
        </text:list-item>
        <text:list-item>
          <text:p text:style-name="P19">Normal position: AUTO??</text:p>
        </text:list-item>
        <text:list-item>
          <text:p text:style-name="P19">AUTO mode changes between short and long depending on various factors.</text:p>
        </text:list-item>
        <text:list-item>
          <text:p text:style-name="P19">AIR-GND mode and CAA mode force SHORT mode.</text:p>
        </text:list-item>
      </text:list>
      <text:p text:style-name="P4">MODE knob</text:p>
      <text:list text:style-name="L12">
        <text:list-item>
          <text:p text:style-name="P20">6 position: BST, RDR, MAP, AIR-GND, BEACON, TV</text:p>
        </text:list-item>
        <text:list-item>
          <text:p text:style-name="P20">Normal position: RDR for A2A, AIR-GND for A2G</text:p>
        </text:list-item>
        <text:list-item>
          <text:p text:style-name="P20">TV mode not used by this version of the F-4.</text:p>
        </text:list-item>
        <text:list-item>
          <text:p text:style-name="P20"/>
        </text:list-item>
      </text:list>
      <text:p text:style-name="P4"/>
      <text:p text:style-name="P4">A2A modes with automatic tracking:</text:p>
      <table:table table:name="Table3" table:style-name="Table3">
        <table:table-column table:style-name="Table3.A" table:number-columns-repeated="5"/>
        <table:table-row>
          <table:table-cell table:style-name="Table3.A1" office:value-type="string">
            <text:p text:style-name="P7">MODE knob</text:p>
          </table:table-cell>
          <table:table-cell table:style-name="Table3.A1" office:value-type="string">
            <text:p text:style-name="P7">DISPLAY knob</text:p>
          </table:table-cell>
          <table:table-cell table:style-name="Table3.A1" office:value-type="string">
            <text:p text:style-name="P7">RANGE knob</text:p>
          </table:table-cell>
          <table:table-cell table:style-name="Table3.A1" office:value-type="string">
            <text:p text:style-name="P7">SCAN</text:p>
          </table:table-cell>
          <table:table-cell table:style-name="Table3.E1" office:value-type="string">
            <text:p text:style-name="P7">Nutation?</text:p>
          </table:table-cell>
        </table:table-row>
        <table:table-row>
          <table:table-cell table:style-name="Table3.A2" office:value-type="string">
            <text:p text:style-name="P7">RDR</text:p>
          </table:table-cell>
          <table:table-cell table:style-name="Table3.A2" office:value-type="string">
            <text:p text:style-name="P7">B NAR, B WIDE</text:p>
          </table:table-cell>
          <table:table-cell table:style-name="Table3.A2" office:value-type="string">
            <text:p text:style-name="P7">5 to 50</text:p>
          </table:table-cell>
          <table:table-cell table:style-name="Table3.A2" office:value-type="string">
            <text:p text:style-name="P7">1 BAR, 2 BAR</text:p>
          </table:table-cell>
          <table:table-cell table:style-name="Table3.E2" office:value-type="string">
            <text:p text:style-name="P7">yes</text:p>
          </table:table-cell>
        </table:table-row>
        <table:table-row>
          <table:table-cell table:style-name="Table3.A2" office:value-type="string">
            <text:p text:style-name="P7">MAP</text:p>
          </table:table-cell>
          <table:table-cell table:style-name="Table3.A2" office:value-type="string">
            <text:p text:style-name="P7">B NAR, B WIDE</text:p>
          </table:table-cell>
          <table:table-cell table:style-name="Table3.A2" office:value-type="string">
            <text:p text:style-name="P7">5 to 50</text:p>
          </table:table-cell>
          <table:table-cell table:style-name="Table3.A2" office:value-type="string">
            <text:p text:style-name="P7">forced 1 BAR</text:p>
          </table:table-cell>
          <table:table-cell table:style-name="Table3.E2" office:value-type="string">
            <text:p text:style-name="P7">no, until tracking</text:p>
          </table:table-cell>
        </table:table-row>
      </table:table>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5-23T07:47:16.184000000</dc:date>
    <meta:editing-duration>PT9H4M32S</meta:editing-duration>
    <meta:editing-cycles>50</meta:editing-cycles>
    <meta:generator>LibreOffice/7.4.5.1$Windows_X86_64 LibreOffice_project/9c0871452b3918c1019dde9bfac75448afc4b57f</meta:generator>
    <meta:document-statistic meta:table-count="3" meta:image-count="0" meta:object-count="0" meta:page-count="2" meta:paragraph-count="108" meta:word-count="755" meta:character-count="4030" meta:non-whitespace-character-count="3425"/>
  </office:meta>
</office:document-meta>
</file>